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Arial" style:text-underline-style="solid" style:text-underline-width="auto" style:text-underline-color="font-color" officeooo:paragraph-rsid="0004f328"/>
    </style:style>
    <style:style style:name="P2" style:family="paragraph" style:parent-style-name="Standard">
      <style:paragraph-properties fo:line-height="100%" fo:text-align="end" style:justify-single-word="false"/>
      <style:text-properties style:font-name="Arial" fo:font-size="11pt" style:text-underline-style="none" officeooo:rsid="0004f328" officeooo:paragraph-rsid="0004f328" style:font-size-asian="11pt" style:font-size-complex="11pt"/>
    </style:style>
    <style:style style:name="P3" style:family="paragraph" style:parent-style-name="Standard">
      <style:paragraph-properties fo:line-height="100%" fo:text-align="center" style:justify-single-word="false"/>
      <style:text-properties style:font-name="Arial" officeooo:paragraph-rsid="0004f328"/>
    </style:style>
    <style:style style:name="P4" style:family="paragraph" style:parent-style-name="Standard">
      <style:paragraph-properties fo:line-height="100%" fo:text-align="justify" style:justify-single-word="false"/>
      <style:text-properties style:font-name="Arial"/>
    </style:style>
    <style:style style:name="P5" style:family="paragraph" style:parent-style-name="Standard">
      <style:paragraph-properties fo:line-height="100%" fo:text-align="justify" style:justify-single-word="false"/>
      <style:text-properties style:font-name="Arial" officeooo:rsid="00181047" officeooo:paragraph-rsid="00181047"/>
    </style:style>
    <style:style style:name="P6" style:family="paragraph" style:parent-style-name="Standard">
      <style:paragraph-properties fo:line-height="100%" fo:text-align="justify" style:justify-single-word="false"/>
      <style:text-properties fo:font-variant="normal" fo:text-transform="none" fo:color="#21409a" style:text-line-through-style="none" style:text-line-through-type="none" style:text-position="0% 100%" style:font-name="Arial1" fo:font-size="11pt" fo:font-style="normal" style:text-underline-style="none" fo:font-weight="normal" officeooo:rsid="0005c459" style:font-name-asian="Arial2" style:font-size-asian="11pt" style:font-style-asian="normal" style:font-weight-asian="normal" style:font-name-complex="Arial2" style:font-size-complex="12pt"/>
    </style:style>
    <style:style style:name="P7" style:family="paragraph" style:parent-style-name="Standard">
      <style:paragraph-properties fo:line-height="100%" fo:text-align="justify" style:justify-single-word="false"/>
      <style:text-properties fo:font-variant="normal" fo:text-transform="none" fo:color="#21409a" style:text-line-through-style="none" style:text-line-through-type="none" style:text-position="0% 100%" style:font-name="Arial1" fo:font-size="12pt" fo:font-style="normal" style:text-underline-style="none" fo:font-weight="normal" officeooo:rsid="0005c459" officeooo:paragraph-rsid="0017129e" style:font-name-asian="Arial2" style:font-size-asian="12pt" style:font-style-asian="normal" style:font-weight-asian="normal" style:font-name-complex="Arial2" style:font-size-complex="12pt"/>
    </style:style>
    <style:style style:name="P8" style:family="paragraph" style:parent-style-name="Standard">
      <style:paragraph-properties fo:line-height="100%" fo:text-align="justify" style:justify-single-word="false"/>
      <style:text-properties fo:font-variant="normal" fo:text-transform="none" fo:color="#21409a" style:text-line-through-style="none" style:text-line-through-type="none" style:text-position="0% 100%" style:font-name="Arial1" fo:font-size="12pt" fo:font-style="normal" style:text-underline-style="none" fo:font-weight="normal" officeooo:rsid="00181047" officeooo:paragraph-rsid="00181047" style:font-name-asian="Arial2" style:font-size-asian="12pt" style:font-style-asian="normal" style:font-weight-asian="normal" style:font-name-complex="Arial2" style:font-size-complex="12pt"/>
    </style:style>
    <style:style style:name="P9" style:family="paragraph" style:parent-style-name="Standard">
      <style:paragraph-properties fo:line-height="100%" fo:text-align="justify" style:justify-single-word="false"/>
      <style:text-properties fo:font-variant="normal" fo:text-transform="none" fo:color="#21409a" style:text-line-through-style="none" style:text-line-through-type="none" style:text-position="0% 100%" style:font-name="Arial1" fo:font-size="12pt" fo:font-style="normal" style:text-underline-style="none" fo:font-weight="normal" officeooo:rsid="00181047" officeooo:paragraph-rsid="001985eb" style:font-name-asian="Arial2" style:font-size-asian="12pt" style:font-style-asian="normal" style:font-weight-asian="normal" style:font-name-complex="Arial2" style:font-size-complex="12pt"/>
    </style:style>
    <style:style style:name="P10" style:family="paragraph" style:parent-style-name="Standard">
      <style:paragraph-properties fo:line-height="100%" fo:text-align="justify" style:justify-single-word="false"/>
      <style:text-properties fo:font-variant="normal" fo:text-transform="none" fo:color="#000000" style:text-line-through-style="none" style:text-line-through-type="none" style:text-position="0% 100%" style:font-name="Arial" fo:font-size="12pt" fo:font-style="normal" style:text-underline-style="none" fo:font-weight="normal" officeooo:rsid="0005c459" style:font-name-asian="Arial2" style:font-size-asian="12pt" style:font-style-asian="normal" style:font-weight-asian="normal" style:font-name-complex="Arial2" style:font-size-complex="12pt"/>
    </style:style>
    <style:style style:name="P11" style:family="paragraph" style:parent-style-name="Standard">
      <style:paragraph-properties fo:line-height="100%" fo:text-align="justify" style:justify-single-word="false"/>
      <style:text-properties fo:font-variant="normal" fo:text-transform="none" fo:color="#000000" style:text-line-through-style="none" style:text-line-through-type="none" style:text-position="0% 100%" style:font-name="Arial" fo:font-size="12pt" fo:font-style="normal" style:text-underline-style="none" fo:font-weight="normal" officeooo:rsid="0017129e" officeooo:paragraph-rsid="0017129e" style:font-name-asian="Arial2" style:font-size-asian="12pt" style:font-style-asian="normal" style:font-weight-asian="normal" style:font-name-complex="Arial2" style:font-size-complex="12pt"/>
    </style:style>
    <style:style style:name="P12" style:family="paragraph" style:parent-style-name="Standard" style:list-style-name="WWNum2">
      <style:paragraph-properties fo:margin-left="1.27cm" fo:margin-right="0cm" fo:margin-top="0cm" fo:margin-bottom="0cm" loext:contextual-spacing="false" fo:line-height="100%" fo:text-align="justify" style:justify-single-word="false" fo:keep-together="auto" fo:orphans="2" fo:widows="2" fo:text-indent="-0.635cm" style:auto-text-indent="false" fo:padding="0cm" fo:border="none" fo:keep-with-next="auto"/>
      <style:text-properties fo:font-variant="normal" fo:text-transform="none" fo:color="#21409a" style:text-line-through-style="none" style:text-line-through-type="none" style:text-position="0% 100%" style:font-name="Arial" fo:font-size="12pt" fo:font-style="normal" style:text-underline-style="none" fo:font-weight="normal" officeooo:rsid="0005c459" officeooo:paragraph-rsid="0013a5e9" style:font-name-asian="Arial2" style:font-size-asian="12pt" style:font-style-asian="normal" style:font-weight-asian="normal" style:font-name-complex="Arial2" style:font-size-complex="12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1409a" style:text-line-through-style="none" style:text-line-through-type="none" style:text-position="0% 100%" style:font-name="Arial" fo:font-size="12pt" fo:font-style="normal" style:text-underline-style="none" fo:font-weight="normal" officeooo:rsid="0005c459" officeooo:paragraph-rsid="0013a5e9" style:font-name-asian="Arial2" style:font-size-asian="12pt" style:font-style-asian="normal" style:font-weight-asian="normal" style:font-name-complex="Arial2" style:font-size-complex="12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1409a" style:text-line-through-style="none" style:text-line-through-type="none" style:text-position="0% 100%" style:font-name="Arial1" fo:font-size="12pt" fo:font-style="normal" style:text-underline-style="none" fo:font-weight="normal" officeooo:paragraph-rsid="00048c54" style:font-name-asian="Arial2" style:font-size-asian="12pt" style:font-style-asian="normal" style:font-weight-asian="normal" style:font-name-complex="Arial2" style:font-size-complex="12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1409a" style:text-line-through-style="none" style:text-line-through-type="none" style:text-position="0% 100%" style:font-name="Arial1" fo:font-size="12pt" fo:font-style="normal" style:text-underline-style="none" fo:font-weight="normal" officeooo:rsid="0005c459" officeooo:paragraph-rsid="00048c54" style:font-name-asian="Arial2" style:font-size-asian="12pt" style:font-style-asian="normal" style:font-weight-asian="normal" style:font-name-complex="Arial2" style:font-size-complex="12pt"/>
    </style:style>
    <style:style style:name="P1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 fo:font-size="12pt" fo:font-style="normal" style:text-underline-style="none" fo:font-weight="normal" officeooo:rsid="0013e4a1" officeooo:paragraph-rsid="0013e4a1" style:font-name-asian="Arial2" style:font-size-asian="12pt" style:font-style-asian="normal" style:font-weight-asian="normal" style:font-name-complex="Arial2" style:font-size-complex="12pt"/>
    </style:style>
    <style:style style:name="P1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 fo:font-size="12pt" fo:font-style="normal" style:text-underline-style="none" fo:font-weight="normal" officeooo:rsid="0005c459" officeooo:paragraph-rsid="0013a5e9" style:font-name-asian="Arial2" style:font-size-asian="12pt" style:font-style-asian="normal" style:font-weight-asian="normal" style:font-name-complex="Arial2" style:font-size-complex="12pt"/>
    </style:style>
    <style:style style:name="P1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1" fo:font-size="12pt" fo:font-style="normal" style:text-underline-style="none" fo:font-weight="normal" officeooo:rsid="0005c459" officeooo:paragraph-rsid="00048c54" style:font-name-asian="Arial2" style:font-size-asian="12pt" style:font-style-asian="normal" style:font-weight-asian="normal" style:font-name-complex="Arial2" style:font-size-complex="12pt"/>
    </style:style>
    <style:style style:name="P1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1" fo:font-size="12pt" fo:font-style="normal" style:text-underline-style="none" fo:font-weight="normal" officeooo:rsid="0008cce7" officeooo:paragraph-rsid="0017129e" style:font-name-asian="Arial2" style:font-size-asian="12pt" style:font-style-asian="normal" style:font-weight-asian="normal" style:font-name-complex="Arial2" style:font-size-complex="12pt"/>
    </style:style>
    <style:style style:name="P20" style:family="paragraph" style:parent-style-name="Standard">
      <style:paragraph-properties fo:margin-left="0cm" fo:margin-right="0cm" fo:margin-top="0cm" fo:margin-bottom="0.42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1409a" style:text-line-through-style="none" style:text-line-through-type="none" style:text-position="0% 100%" style:font-name="Arial1" fo:font-size="12pt" fo:font-style="normal" style:text-underline-style="none" fo:font-weight="normal" officeooo:rsid="00055fa0" officeooo:paragraph-rsid="00048c54" style:font-name-asian="Arial2" style:font-size-asian="12pt" style:font-style-asian="normal" style:font-weight-asian="normal" style:font-name-complex="Arial2" style:font-size-complex="12pt"/>
    </style:style>
    <style:style style:name="P21" style:family="paragraph" style:parent-style-name="Standard">
      <style:paragraph-properties fo:margin-left="0cm" fo:margin-right="0cm" fo:margin-top="0cm" fo:margin-bottom="0.423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1" fo:font-size="12pt" fo:font-style="normal" style:text-underline-style="none" fo:font-weight="normal" officeooo:rsid="0005c459" officeooo:paragraph-rsid="0005c459" style:font-name-asian="Arial2" style:font-size-asian="12pt" style:font-style-asian="normal" style:font-weight-asian="normal" style:font-name-complex="Arial2" style:font-size-complex="12pt"/>
    </style:style>
    <style:style style:name="P2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1" fo:font-size="11pt" fo:font-style="normal" style:text-underline-style="none" fo:font-weight="normal" officeooo:rsid="0005c459" officeooo:paragraph-rsid="0013a5e9" style:font-name-asian="Arial2" style:font-size-asian="11pt" style:font-style-asian="normal" style:font-weight-asian="normal" style:font-name-complex="Arial2" style:font-size-complex="12pt"/>
    </style:style>
    <style:style style:name="P23" style:family="paragraph" style:parent-style-name="Standard_20__28_user_29_">
      <style:paragraph-properties fo:line-height="100%" fo:text-align="justify" style:justify-single-word="false"/>
      <style:text-properties officeooo:paragraph-rsid="0017129e"/>
    </style:style>
    <style:style style:name="P24" style:family="paragraph" style:parent-style-name="Standard_20__28_user_29_">
      <style:paragraph-properties fo:line-height="100%" fo:text-align="justify" style:justify-single-word="false"/>
      <style:text-properties officeooo:rsid="0009913e" officeooo:paragraph-rsid="0017129e"/>
    </style:style>
    <style:style style:name="P25" style:family="paragraph" style:parent-style-name="Standard_20__28_user_29_">
      <style:paragraph-properties fo:line-height="100%" fo:text-align="justify" style:justify-single-word="false"/>
      <style:text-properties officeooo:rsid="000e6f62" officeooo:paragraph-rsid="0017129e"/>
    </style:style>
    <style:style style:name="P26" style:family="paragraph" style:parent-style-name="Standard_20__28_user_29_">
      <style:paragraph-properties fo:line-height="100%" fo:text-align="justify" style:justify-single-word="false"/>
      <style:text-properties fo:font-variant="normal" fo:text-transform="none" fo:color="#21409a" style:text-line-through-style="none" style:text-line-through-type="none" style:text-position="0% 100%" style:font-name="Arial" fo:font-size="12pt" fo:font-style="normal" style:text-underline-style="none" fo:font-weight="normal" officeooo:rsid="0005c459" officeooo:paragraph-rsid="0009913e" style:font-name-asian="Arial2" style:font-size-asian="12pt" style:font-style-asian="normal" style:font-weight-asian="normal" style:font-name-complex="Arial2" style:font-size-complex="12pt"/>
    </style:style>
    <style:style style:name="P27" style:family="paragraph" style:parent-style-name="Standard_20__28_user_29_">
      <style:paragraph-properties fo:line-height="100%" fo:text-align="justify" style:justify-single-word="false"/>
      <style:text-properties fo:font-variant="normal" fo:text-transform="none" fo:color="#000000" style:text-line-through-style="none" style:text-line-through-type="none" style:text-position="0% 100%" style:font-name="Arial" fo:font-size="12pt" fo:font-style="normal" style:text-underline-style="none" fo:font-weight="normal" officeooo:rsid="0005c459" officeooo:paragraph-rsid="00181047" style:font-name-asian="Arial2" style:font-size-asian="12pt" style:font-style-asian="normal" style:font-weight-asian="normal" style:font-name-complex="Arial2" style:font-size-complex="12pt"/>
    </style:style>
    <style:style style:name="P28" style:family="paragraph" style:parent-style-name="Standard_20__28_user_29_">
      <style:paragraph-properties fo:margin-top="0cm" fo:margin-bottom="0.423cm" loext:contextual-spacing="false" fo:line-height="100%" fo:text-align="justify" style:justify-single-word="false"/>
      <style:text-properties style:font-name="Arial" fo:font-size="12pt" officeooo:rsid="00055fa0" officeooo:paragraph-rsid="00055fa0" style:font-size-asian="12pt" style:font-size-complex="12pt"/>
    </style:style>
    <style:style style:name="P29" style:family="paragraph" style:parent-style-name="Standard_20__28_user_29_">
      <style:paragraph-properties fo:margin-top="0cm" fo:margin-bottom="0.423cm" loext:contextual-spacing="false" fo:line-height="100%" fo:text-align="justify" style:justify-single-word="false"/>
      <style:text-properties style:font-name="Arial" fo:font-size="12pt" officeooo:paragraph-rsid="0004f328" style:font-size-asian="12pt" style:font-size-complex="12pt"/>
    </style:style>
    <style:style style:name="P30" style:family="paragraph" style:parent-style-name="Standard_20__28_user_29_">
      <style:paragraph-properties fo:margin-top="0cm" fo:margin-bottom="0.423cm" loext:contextual-spacing="false" fo:line-height="100%" fo:text-align="justify" style:justify-single-word="false"/>
      <style:text-properties style:font-name="Arial" fo:font-size="12pt" officeooo:rsid="0004f328" officeooo:paragraph-rsid="0004f328" style:font-size-asian="12pt" style:font-size-complex="12pt"/>
    </style:style>
    <style:style style:name="P31" style:family="paragraph" style:parent-style-name="Standard_20__28_user_29_">
      <style:paragraph-properties fo:margin-top="0cm" fo:margin-bottom="0.021cm" loext:contextual-spacing="false" fo:line-height="100%" fo:text-align="justify" style:justify-single-word="false"/>
      <style:text-properties style:font-name="Arial" fo:font-size="12pt" officeooo:rsid="00055fa0" officeooo:paragraph-rsid="00055fa0" style:font-size-asian="12pt" style:font-size-complex="12pt"/>
    </style:style>
    <style:style style:name="P3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1409a" style:text-line-through-style="none" style:text-line-through-type="none" style:text-position="0% 100%" style:font-name="Arial1" fo:font-size="12pt" fo:font-style="normal" style:text-underline-style="none" fo:font-weight="normal" officeooo:rsid="0005c459" officeooo:paragraph-rsid="0017129e" style:font-name-asian="Arial2" style:font-size-asian="12pt" style:font-style-asian="normal" style:font-weight-asian="normal" style:font-name-complex="Arial2" style:font-size-complex="12pt"/>
    </style:style>
    <style:style style:name="T1" style:family="text">
      <style:text-properties officeooo:rsid="0004f328"/>
    </style:style>
    <style:style style:name="T2" style:family="text">
      <style:text-properties fo:color="#21409a" style:font-name="Arial1"/>
    </style:style>
    <style:style style:name="T3" style:family="text">
      <style:text-properties fo:color="#21409a" style:font-name="Arial1" fo:font-size="11pt" style:font-size-asian="11pt" style:font-name-complex="Arial2"/>
    </style:style>
    <style:style style:name="T4" style:family="text">
      <style:text-properties fo:color="#21409a" style:font-name="Arial1" fo:font-size="11pt" officeooo:rsid="0004f328" style:font-size-asian="11pt" style:font-name-complex="Arial2"/>
    </style:style>
    <style:style style:name="T5" style:family="text">
      <style:text-properties fo:color="#21409a" style:font-name="Arial1" style:font-name-complex="Arial2"/>
    </style:style>
    <style:style style:name="T6" style:family="text">
      <style:text-properties fo:color="#21409a" style:font-name="Arial1" officeooo:rsid="0009913e" style:font-name-complex="Arial2"/>
    </style:style>
    <style:style style:name="T7" style:family="text">
      <style:text-properties fo:color="#21409a" style:font-name="Arial1" officeooo:rsid="0004f328" style:font-name-complex="Arial2"/>
    </style:style>
    <style:style style:name="T8" style:family="text">
      <style:text-properties fo:color="#21409a" style:font-name="Arial1" officeooo:rsid="000af167" style:font-name-complex="Arial2"/>
    </style:style>
    <style:style style:name="T9" style:family="text">
      <style:text-properties fo:color="#21409a" style:font-name="Arial1" fo:font-style="normal" style:font-style-asian="normal" style:font-name-complex="Arial2" style:font-style-complex="normal"/>
    </style:style>
    <style:style style:name="T10" style:family="text">
      <style:text-properties fo:color="#21409a" style:font-name="Arial1" officeooo:rsid="00181047"/>
    </style:style>
    <style:style style:name="T11" style:family="text">
      <style:text-properties officeooo:rsid="0005c459"/>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05c459" style:font-style-asian="italic" style:font-style-complex="italic"/>
    </style:style>
    <style:style style:name="T15" style:family="text">
      <style:text-properties officeooo:rsid="00094635"/>
    </style:style>
    <style:style style:name="T16" style:family="text">
      <style:text-properties officeooo:rsid="000e6f62"/>
    </style:style>
    <style:style style:name="T17" style:family="text">
      <style:text-properties officeooo:rsid="000fdb24"/>
    </style:style>
    <style:style style:name="T18" style:family="text">
      <style:text-properties officeooo:rsid="001338ca"/>
    </style:style>
    <style:style style:name="T19" style:family="text">
      <style:text-properties officeooo:rsid="00158742"/>
    </style:style>
    <style:style style:name="T20" style:family="text">
      <style:text-properties officeooo:rsid="0017129e"/>
    </style:style>
    <style:style style:name="T21" style:family="text">
      <style:text-properties officeooo:rsid="000fdb24" style:font-style-complex="normal"/>
    </style:style>
    <style:style style:name="T22" style:family="text">
      <style:text-properties style:font-name="Arial"/>
    </style:style>
    <style:style style:name="T23" style:family="text">
      <style:text-properties style:font-name="Arial" officeooo:rsid="00094635"/>
    </style:style>
    <style:style style:name="T24" style:family="text">
      <style:text-properties officeooo:rsid="001985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her Martinez</text:p>
      <text:p text:style-name="P1"><text:span text:style-name="T1">PAC_2 Desenvolupament del treball. Fase 1</text:span></text:p>
      <text:p text:style-name="P1"><text:span text:style-name="T1">I</text:span>nforme de seguiment del projecte</text:p>
      <text:p text:style-name="P3"/>
      <text:p text:style-name="P4">0. Identificació del treball i data de l'informe</text:p>
      <text:p text:style-name="P29"><text:span text:style-name="T7">Títol del treball final de màster: Classificació de variants en gens implicats en la via Ras/MAPK detectades a partir de NGS.</text:span></text:p>
      <text:p text:style-name="P30"><text:span text:style-name="T7">D</text:span><text:span text:style-name="T5">ata de l’informe: 16 de novembre del 2020</text:span></text:p>
      <text:p text:style-name="P4">1. Descripció de l'avanç del projecte</text:p>
      <text:p text:style-name="P4"/>
      <text:p text:style-name="P4">1.1. Grau de compliment dels objectius i resultats previstos en el pla de treball.</text:p>
      <text:p text:style-name="P31"><text:span text:style-name="T7"/></text:p>
      <text:p text:style-name="P28"><text:span text:style-name="T5">Els objectius generals plantejats per aquest TFM són els següents:</text:span></text:p>
      <text:p text:style-name="P20">1- Elaborar un script en R per a la classificació de les variants detectades a partir de NGS dels gens implicats en les RASopaties.</text:p>
      <text:p text:style-name="P20">2- Transformar aquest script d’R a un aplicatiu en R Shiny que permeti al usuaris fer consultes per a la classificació de les variants detectades a partir de NGS dels gens implicats en les RASopaties.</text:p>
      <text:p text:style-name="P20">3 (extra)- Transformar l’aplicatiu en R Shiny en un aplicatiu web en "obert" (Aquest només es durà a terme si es disposa de temps suficient).</text:p>
      <text:p text:style-name="P21">Per poder assolir-los es va plantejar els següents objectius específics:</text:p>
      <text:p text:style-name="P14"><text:span text:style-name="T11">1.1- Elaborar un script on s’aplicaran els criteris de classificació de les variants que produeixen un efecte de guany de funció, GOF (de l’anglès, gain of function) en els gens: </text:span><text:span text:style-name="T14">MAP2K2</text:span><text:span text:style-name="T11"> i </text:span><text:span text:style-name="T14">SHOC2</text:span><text:span text:style-name="T11"> descrits en les guies establertes.</text:span></text:p>
      <text:p text:style-name="P15">1.2- Elaborar un script on s’aplicaran els criteris de classificació de les variants que produeixen una pèrdua de funció, LOF (de l’anglès, lost of function) dels gens: <text:span text:style-name="T13">LZTR1</text:span>, <text:span text:style-name="T13">NF1</text:span> i <text:span text:style-name="T13">SPRED1</text:span> descrits en les guies establertes.</text:p>
      <text:p text:style-name="P15"/>
      <text:p text:style-name="P15">2.1- Definir quines bases de dades consultarà l’aplicatiu dissenyat en R shiny per a obtenir la informació necessària (dominis coneguts, freqüència poblacional) per a dur a terme la classificació de variants.</text:p>
      <text:p text:style-name="P15">2.2- Definir les variables d’entrada per part de l’usuari a l’hora de fer la consulta a l’aplicatiu.</text:p>
      <text:p text:style-name="P15">2.3- Crear un codi en R Shiny el qual, un cop definides les variables d’entrada, els criteris i les fonts on cercar la informació pertinent, retorni un informe amb el resultat de la classificació de les variants i els criteris utilitzats per a la classificació d’aquestes.</text:p>
      <text:p text:style-name="P18"/>
      <text:p text:style-name="P15">3.1 (extra)- Modificar del codi desenvolupat en R Shiny per transformar l’aplicatiu web en “obert” i validació d’aquest.</text:p>
      <text:p text:style-name="P18"/>
      <text:p text:style-name="P19"><text:span text:style-name="T20">A</text:span>ctualment, el projecte es troba en fase de compliment de l’objectiu 1. Pel que fa als objectius específics s’ha creat un scriot en R on s’apliquen els criteris de classificació de les variant<text:span text:style-name="T19">s</text:span> que produeixen un efecte de GOF per <text:span text:style-name="T18">una </text:span>variant del gen <text:span text:style-name="T13">MAP2K2</text:span> <text:span text:style-name="T15">(Objectiu específic 1.1)</text:span>. S’ha definit les variables d’entrada per part de l’usuari i s’està treballant per acabar de definir a quines bases de dades de domini públic es connectarà l’aplicatiu per <text:soft-page-break/><text:span text:style-name="T22">obtenir la resta de variables necessàries per a la classificació de variants </text:span><text:span text:style-name="T23">(Objectius específics 2.1 i 2.2)</text:span><text:span text:style-name="T22">.</text:span></text:p>
      <text:p text:style-name="P26"/>
      <text:p text:style-name="P10">1.2. Justificació dels canvis en cas necessari</text:p>
      <text:p text:style-name="P10"/>
      <text:p text:style-name="P16">En la fase actual del projecte no és necessari justificar cap canvi.</text:p>
      <text:p text:style-name="P16"/>
      <text:p text:style-name="P10">2. Relació de les activitats realitzades</text:p>
      <text:p text:style-name="P10">2.1 Activitats previstes en el pla de treball</text:p>
      <text:p text:style-name="P17"/>
      <text:p text:style-name="P16">Per a la primera fase del projecte en el pla de treball hi havia previstes les següents activitats:</text:p>
      <text:p text:style-name="P13"/>
      <text:list xml:id="list3860875755" text:style-name="WWNum2">
        <text:list-item>
          <text:p text:style-name="P12">Registrar-se a GitHub i crear un projecte per tal de dur el control de les modificacions que es duguin a terme al codi durant la realització del treball i poder-lo compartir amb altres usuaris. (2 dies)</text:p>
        </text:list-item>
        <text:list-item>
          <text:p text:style-name="P12">Generar un script on s’apliquin els criteris definits a les guies establertes per a una de les variants dels gens associades a l’efecte GOF. (5 dies)</text:p>
        </text:list-item>
        <text:list-item>
          <text:p text:style-name="P12">Validar l’script generat. (2 dies)</text:p>
        </text:list-item>
        <text:list-item>
          <text:p text:style-name="P12">Generar un script on s’apliquin els criteris definits a les guies establertes per a una de les variants dels gens associades a l’efecte LOF. (5 dies)</text:p>
        </text:list-item>
        <text:list-item>
          <text:p text:style-name="P12">Validar l’script generat. (2 dies)</text:p>
        </text:list-item>
        <text:list-item>
          <text:p text:style-name="P12">Generar un script on es defineixi les fonts d’informació (a partir de bases de dades de domini públic) a partir de les quals l’aplicatiu obtindrà la informació necessària per a dur a terme la classificació de les variants. (5 dies)</text:p>
        </text:list-item>
        <text:list-item>
          <text:p text:style-name="P12">Definir les variables d’entrada que haurà de proporcionar l’usuari a l’aplicatiu. (2 dies)</text:p>
        </text:list-item>
        <text:list-item>
          <text:p text:style-name="P12">Elaborar el codi en R, el qual un cop definits tant els criteris de classificació a seguir, les fonts d’informació i les variables de partida, retorni un informe amb els resultats obtinguts de la classificació i un resum dels criteris emprats. (7 dies)</text:p>
        </text:list-item>
      </text:list>
      <text:p text:style-name="P22"/>
      <text:p text:style-name="P23"><text:span text:style-name="T5">Per a dur a terme aquest TFM </text:span><text:span text:style-name="T6">es va</text:span><text:span text:style-name="T5"> decidi</text:span><text:span text:style-name="T6">r</text:span><text:span text:style-name="T5"> treballar via GitHub per tal de mantenir un control de les modificacions i diferents versions del codi generat. </text:span><text:span text:style-name="T6">Per això l’estudiant s’ha obert un compte on hi anirà penjant les diferents versions del codi, de moment un script d’R el qual servirà de base i on s’anirà afegint les correccions i modificacions pertinents per acabar obtenint el codi final.</text:span></text:p>
      <text:p text:style-name="P24"><text:span text:style-name="T6"/></text:p>
      <text:p text:style-name="P23"><text:span text:style-name="T8">Partint</text:span><text:span text:style-name="T5"> </text:span><text:span text:style-name="T8">de l’estudi </text:span><text:span text:style-name="T5">de les guies per a la classificació de variants establertes pel grup d’experts ClinGen RASopathy (RAS EP), les quals proporcionen una revisió completa dels gens de la via Ras/MAPK i la seva implicació en les RASopaties </text:span><text:span text:style-name="T8">l’estudiant ha </text:span><text:span text:style-name="T5">desenvolupa</text:span><text:span text:style-name="T8">t</text:span><text:span text:style-name="T5"> </text:span><text:span text:style-name="T8">un</text:span><text:span text:style-name="T5"> script </text:span><text:span text:style-name="T8">base</text:span><text:span text:style-name="T5"> el qual forma</text:span><text:span text:style-name="T8">rà</text:span><text:span text:style-name="T5"> el codi que posteriorment es transformarà en un aplicatiu mitjançant R Shiny i en cas de tenir temps en un aplicatiu web en “obert”.</text:span></text:p>
      <text:p text:style-name="P25"><text:span text:style-name="T9"/></text:p>
      <text:p text:style-name="P32">Per desenvolupar el codi que realitzarà la classificació de les variants dels gens implicats en la malaltia, primer <text:span text:style-name="T16">s’ha elaborat un script base </text:span>comença<text:span text:style-name="T16">nt</text:span> amb <text:span text:style-name="T16">una</text:span> variant associad<text:span text:style-name="T16">a</text:span> a GOF <text:span text:style-name="T16">del g</text:span>en <text:span text:style-name="T12">MAP2K2. </text:span><text:span text:style-name="T21">A la fase 2 del projecte s‘</text:span>avalua<text:span text:style-name="T17">rà</text:span> l’eficiència del codi a l’hora de classificar la variant partint de dades, conegudes, obtingudes a partir de NGS, <text:span text:style-name="T17">i</text:span> <text:span text:style-name="T17">s’</text:span>amplia<text:span text:style-name="T17">rà</text:span> <text:span text:style-name="T17">la classificació </text:span>a la resta de variants i gens implicats en les RASopaties, així com a aquelles variants associades amb efectes LOF. </text:p>
      <text:p text:style-name="P22"/>
      <text:p text:style-name="P10">2.2 Activitats no previstes i realitzades o programes</text:p>
      <text:p text:style-name="P10"/>
      <text:p text:style-name="P7"><text:soft-page-break/>Durant la primera fase del projecte no s’han dut a terme activitats no previstes.</text:p>
      <text:p text:style-name="P11"/>
      <text:p text:style-name="P10">3. Relació de les desviacions en la temporització i accions de mitigació si escau i actualització del cronograma si escau</text:p>
      <text:p text:style-name="P10"/>
      <text:p text:style-name="P27"><text:span text:style-name="T10">Un cop estudiades l</text:span><text:span text:style-name="T2">es guies per a la classificació de variants establertes pel grup d’experts ClinGen RASopathy (RAS EP), </text:span><text:span text:style-name="T10">l’estudiant ha entès que no cal generar dos scripts diferents per a la classificació de variants associades a GOF i LOF, sinó que un mateix script por servir per a la classificació dels dos tipus de variants si s’apliquen les pertinents modificacions. És per aquest motiu que en un principi s’esperava tenir 2 scripts d’R un cop finalitzada la primera fase del projecte quan amb un script base fins al moment s’ha vist que ja és suficient. Malgrat això, no hi ha desviacions en la temporització ni cal actualitzar el cronograma del pla de treball.</text:span></text:p>
      <text:p text:style-name="P6"/>
      <text:p text:style-name="P4">4. Llistat dels resultats parcials obtinguts fins al moment (lliurables que s'adjunten)</text:p>
      <text:p text:style-name="P4"/>
      <text:p text:style-name="P8"><text:span text:style-name="T24">Durant la primera fase del projecte</text:span> s’adjunten els següents lliurables:</text:p>
      <text:p text:style-name="P8">Informe de seguiment (PAC_02)</text:p>
      <text:p text:style-name="P8">script base R</text:p>
      <text:p text:style-name="P9">arxiu csv amb les dades referents als gens <text:span text:style-name="T13">MAP2K2</text:span> i <text:span text:style-name="T13">MAP2K1</text:span> descarregades de la base de dades ClinVar</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ListLabel_20_10" style:display-name="ListLabel 10" style:family="text">
      <style:text-properties style:font-name="Arial1"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4T08:19:25.844630238</meta:creation-date>
    <dc:date>2020-11-16T15:10:04.150601796</dc:date>
    <meta:editing-duration>PT2H3M</meta:editing-duration>
    <meta:editing-cycles>25</meta:editing-cycles>
    <meta:generator>LibreOffice/6.0.7.3$Linux_X86_64 LibreOffice_project/00m0$Build-3</meta:generator>
    <meta:document-statistic meta:table-count="0" meta:image-count="0" meta:object-count="0" meta:page-count="3" meta:paragraph-count="45" meta:word-count="1132" meta:character-count="6752" meta:non-whitespace-character-count="5672"/>
  </office:meta>
</office:document-meta>
</file>